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1">
            <text:p>SRR-1661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300.0">
            <text:p>6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5">
            <text:p>SRR-1655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7">
            <text:p>SRR-165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885.0">
            <text:p>688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3">
            <text:p>0.33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8">
            <text:p>SRR-1658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7510.0">
            <text:p>7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6">
            <text:p>0.2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0">
            <text:p>SRR-1660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6">
            <text:p>SRR-168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9">
            <text:p>SRR-1659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8465.0">
            <text:p>846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6">
            <text:p>SRR-165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150.0">
            <text:p>6150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7">
            <text:p>0.37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Beta-101953">
            <text:p>Beta-101953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4750.0">
            <text:p>1475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Lu-3028">
            <text:p>Lu-3028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5320.0">
            <text:p>1532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7">
            <text:p>SRR-168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095.0">
            <text:p>60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